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Franklin Gothic Medium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Heading_20_3">
      <style:paragraph-properties fo:text-align="start" style:justify-single-word="false" fo:break-before="page"/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anklin Gothic Medium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anklin Gothic Medium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text-properties style:font-name="Franklin Gothic Medium"/>
    </style:style>
    <style:style style:name="P8" style:family="paragraph" style:parent-style-name="Standard">
      <style:paragraph-properties fo:text-align="start" style:justify-single-word="false"/>
      <style:text-properties style:font-name="Franklin Gothic Medium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anklin Gothic Medium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Franklin Gothic Medium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anklin Gothic Medium"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>
      <style:text-properties style:font-name="Franklin Gothic Medium"/>
    </style:style>
    <style:style style:name="P14" style:family="paragraph" style:parent-style-name="Text_20_body" style:list-style-name="L2">
      <style:text-properties style:font-name="Franklin Gothic Medium"/>
    </style:style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Text_20_body" style:list-style-name="L2">
      <style:paragraph-properties fo:margin-top="0cm" fo:margin-bottom="0cm"/>
      <style:text-properties style:font-name="Franklin Gothic Medium"/>
    </style:style>
    <style:style style:name="P17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bold"/>
    </style:style>
    <style:style style:name="T5" style:family="text">
      <style:text-properties style:font-name="Franklin Gothic Medium" fo:font-style="italic"/>
    </style:style>
    <style:style style:name="T6" style:family="text">
      <style:text-properties style:font-name="Franklin Gothic Medium" fo:font-size="6pt"/>
    </style:style>
    <style:style style:name="T7" style:family="text">
      <style:text-properties style:font-name="Franklin Gothic Medium" fo:font-size="6pt"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verting Dwarves to Duergar</text:p>
      <text:p text:style-name="P3"/>
      <text:p text:style-name="P4">I needed a large number of Duregar, since they are very close to dwarves I found it much easier to just find an existing dwarf sheet and make some tweaks.</text:p>
      <text:p text:style-name="P4"/>
      <text:p text:style-name="P4">This sheet can be used to convert a dwarf character to a Duergar character. This can be used to take a pre-generated stat sheet for a dwarf and convert it to a Duergar. Of course since Duergar are a race and can take class levels you can create any you like, this is just a shortcut to save time. This assumes you are changing an existing dwarf stat block</text:p>
      <text:p text:style-name="P4"/>
      <text:p text:style-name="P5">Changes</text:p>
      <text:p text:style-name="P4"><text:span text:style-name="T2">Ability Score Modifier:</text:span> Charisma -2</text:p>
      <text:p text:style-name="P4"><text:span text:style-name="T2">Languages: </text:span>Add Undercommon, Swap any languages not common or dwarven for Aklo, Draconic, Giant, Goblin, Orc, and Terran.</text:p>
      <text:p text:style-name="P4"><text:span text:style-name="T2">Duergar Immunities:</text:span> Add Immunity to paralysis, phantasms and poison.</text:p>
      <text:p text:style-name="P4"><text:span text:style-name="T1">Superior Darkvision</text:span>: Duergar have superior darkvision, allowing them to see perfectly in the dark up to 120 feet. </text:p>
      <text:p text:style-name="P8"/>
      <text:p text:style-name="P5">Remove Traits</text:p>
      <text:p text:style-name="P4"><text:span text:style-name="T1">Greed</text:span>: Dwarves gain a +2 <text:a xlink:type="simple" xlink:href="https://www.d20pfsrd.com/basics-ability-scores/glossary#TOC-Racial-Bonus" text:style-name="Internet_20_link" text:visited-style-name="Visited_20_Internet_20_Link">racial bonus</text:a> on <text:a xlink:type="simple" xlink:href="https://www.d20pfsrd.com/skills/appraise" text:style-name="Internet_20_link" text:visited-style-name="Visited_20_Internet_20_Link">Appraise</text:a> checks made to determine the price of non-magical goods that contain precious metals or gemstones. </text:p>
      <text:p text:style-name="P6"><text:span text:style-name="T4">Stonecunning</text:span><text:span text:style-name="T3">: Dwarves gain a +2 bonus on </text:span><text:a xlink:type="simple" xlink:href="https://www.d20pfsrd.com/skills/perception" text:style-name="Internet_20_link" text:visited-style-name="Visited_20_Internet_20_Link"><text:span text:style-name="T3">Perception</text:span></text:a><text:span text:style-name="T3"> checks to notice unusual stonework, such as traps and hidden doors located in stone walls or floors. They receive a check to notice such features whenever they pass within 10 feet of them, whether or not they are actively looking. </text:span></text:p>
      <text:p text:style-name="P6"><text:span text:style-name="T4">Hatred</text:span><text:span text:style-name="T3">: Dwarves gain a +1 </text:span><text:a xlink:type="simple" xlink:href="https://www.d20pfsrd.com/basics-ability-scores/glossary#TOC-Racial-Bonus" text:style-name="Internet_20_link" text:visited-style-name="Visited_20_Internet_20_Link"><text:span text:style-name="T3">racial bonus</text:span></text:a><text:span text:style-name="T3"> on </text:span><text:a xlink:type="simple" xlink:href="https://www.d20pfsrd.com/gamemastering/combat#TOC-Attack-Roll" text:style-name="Internet_20_link" text:visited-style-name="Visited_20_Internet_20_Link"><text:span text:style-name="T3">attack rolls</text:span></text:a><text:span text:style-name="T3"> against </text:span><text:a xlink:type="simple" xlink:href="https://www.d20pfsrd.com/bestiary/rules-for-monsters/creature-types#TOC-Humanoid" text:style-name="Internet_20_link" text:visited-style-name="Visited_20_Internet_20_Link"><text:span text:style-name="T3">humanoid</text:span></text:a><text:span text:style-name="T3"> creatures of the </text:span><text:a xlink:type="simple" xlink:href="https://www.d20pfsrd.com/bestiary/monster-listings/humanoids/orc" text:style-name="Internet_20_link" text:visited-style-name="Visited_20_Internet_20_Link"><text:span text:style-name="T3">orc</text:span></text:a><text:span text:style-name="T3"> and </text:span><text:a xlink:type="simple" xlink:href="https://www.d20pfsrd.com/bestiary/rules-for-monsters/creature-types#TOC-Goblinoid" text:style-name="Internet_20_link" text:visited-style-name="Visited_20_Internet_20_Link"><text:span text:style-name="T3">goblinoid</text:span></text:a><text:span text:style-name="T3"> subtypes because of their special training against these hated foes. </text:span></text:p>
      <text:p text:style-name="P4"><text:span text:style-name="T1">Weapon Familiarity</text:span>: Dwarves are proficient with battleaxes, heavy picks, and warhammers, and treat any weapon with the word “dwarven” in its name as a martial weapon. </text:p>
      <text:p text:style-name="P4"/>
      <text:p text:style-name="P5">Additional Traits</text:p>
      <text:p text:style-name="P4"><text:span text:style-name="T1">Enlarge Person Spell-Like Ability (Sp)</text:span>: A duergar can use <text:a xlink:type="simple" xlink:href="https://www.d20pfsrd.com/magic/all-spells/e/enlarge-person" text:style-name="Internet_20_link" text:visited-style-name="Visited_20_Internet_20_Link">enlarge person</text:a> once per day, using its character level as its <text:a xlink:type="simple" xlink:href="https://www.d20pfsrd.com/magic#TOC-Caster-Level" text:style-name="Internet_20_link" text:visited-style-name="Visited_20_Internet_20_Link">caster level</text:a> and affecting itself only. </text:p>
      <text:p text:style-name="P4"><text:span text:style-name="T1">Invisibility Spell-Like Ability (Sp)</text:span>: A duergar can use <text:a xlink:type="simple" xlink:href="https://www.d20pfsrd.com/magic/all-spells/i/invisibility" text:style-name="Internet_20_link" text:visited-style-name="Visited_20_Internet_20_Link">invisibility</text:a> once per day, using its character level as its <text:a xlink:type="simple" xlink:href="https://www.d20pfsrd.com/magic#TOC-Caster-Level" text:style-name="Internet_20_link" text:visited-style-name="Visited_20_Internet_20_Link">caster level</text:a> and affecting itself only. </text:p>
      <text:p text:style-name="P4"><text:span text:style-name="T1">Light Sensitivity</text:span>: Duergar are <text:a xlink:type="simple" xlink:href="https://www.d20pfsrd.com/gamemastering/conditions#TOC-Dazzled" text:style-name="Internet_20_link" text:visited-style-name="Visited_20_Internet_20_Link">dazzled</text:a> in areas of bright light. </text:p>
      <text:p text:style-name="P4"/>
      <text:h text:style-name="P1" text:outline-level="3"><text:bookmark text:name="Alternate_Racial_Traits"/>Alternate Racial Traits</text:h>
      <text:p text:style-name="P7">The following alternate racial traits may be selected in place of one or more of the standard racial traits above. Consult your GM before selecting any of these new options.</text:p>
      <text:list xml:id="list3858927563144097594" text:style-name="L1">
        <text:list-item>
          <text:p text:style-name="P15"><text:span text:style-name="T4">Blood Enmity</text:span><text:span text:style-name="T3"> Duergar have long warred against their dwarven cousins and the hated </text:span><text:a xlink:type="simple" xlink:href="https://www.d20pfsrd.com/bestiary/monster-listings/humanoids/drow-common" text:style-name="Internet_20_link" text:visited-style-name="Visited_20_Internet_20_Link"><text:span text:style-name="T3">drow</text:span></text:a><text:span text:style-name="T3">. Duergar with this racial trait receive a +1 </text:span><text:a xlink:type="simple" xlink:href="https://www.d20pfsrd.com/basics-ability-scores/glossary#TOC-Racial-Bonus" text:style-name="Internet_20_link" text:visited-style-name="Visited_20_Internet_20_Link"><text:span text:style-name="T3">racial bonus</text:span></text:a><text:span text:style-name="T3"> on </text:span><text:a xlink:type="simple" xlink:href="https://www.d20pfsrd.com/gamemastering/combat#TOC-Attack-Roll" text:style-name="Internet_20_link" text:visited-style-name="Visited_20_Internet_20_Link"><text:span text:style-name="T3">attack rolls</text:span></text:a><text:span text:style-name="T3"> against </text:span><text:a xlink:type="simple" xlink:href="https://www.d20pfsrd.com/bestiary/rules-for-monsters/creature-types#TOC-Humanoid" text:style-name="Internet_20_link" text:visited-style-name="Visited_20_Internet_20_Link"><text:span text:style-name="T3">humanoid</text:span></text:a><text:span text:style-name="T3"> creatures of the </text:span><text:a xlink:type="simple" xlink:href="https://www.d20pfsrd.com/races/core-races/dwarf" text:style-name="Internet_20_link" text:visited-style-name="Visited_20_Internet_20_Link"><text:span text:style-name="T3">dwarf</text:span></text:a><text:span text:style-name="T3"> or </text:span><text:a xlink:type="simple" xlink:href="https://www.d20pfsrd.com/races/core-races/elf" text:style-name="Internet_20_link" text:visited-style-name="Visited_20_Internet_20_Link"><text:span text:style-name="T3">elf</text:span></text:a><text:span text:style-name="T3"> subtypes. This racial trait replaces the invisibility </text:span><text:a xlink:type="simple" xlink:href="https://www.d20pfsrd.com/magic#TOC-Spell-Like-Abilities-Sp-" text:style-name="Internet_20_link" text:visited-style-name="Visited_20_Internet_20_Link"><text:span text:style-name="T3">spell-like ability</text:span></text:a><text:span text:style-name="T3">. </text:span></text:p>
        </text:list-item>
        <text:list-item>
          <text:p text:style-name="P15"><text:span text:style-name="T4">Daysighted</text:span><text:span text:style-name="T3"> The cruel light of the sun harms some duergar less than others. Such duergar lack the </text:span><text:a xlink:type="simple" xlink:href="https://www.d20pfsrd.com/bestiary/rules-for-monsters/universal-monster-rules#TOC-Light-Sensitivity-Ex-" text:style-name="Internet_20_link" text:visited-style-name="Visited_20_Internet_20_Link"><text:span text:style-name="T3">light sensitivity</text:span></text:a><text:span text:style-name="T3"> racial trait, but have </text:span><text:a xlink:type="simple" xlink:href="https://www.d20pfsrd.com/gamemastering/special-abilities#TOC-Darkvision" text:style-name="Internet_20_link" text:visited-style-name="Visited_20_Internet_20_Link"><text:span text:style-name="T3">darkvision</text:span></text:a><text:span text:style-name="T3"> of only 60 feet. </text:span></text:p>
        </text:list-item>
        <text:list-item>
          <text:p text:style-name="P15"><text:span text:style-name="T4">Deep Magic</text:span><text:span text:style-name="T3"> Duergar spellcasters labor long to overcome the inborn </text:span><text:a xlink:type="simple" xlink:href="https://www.d20pfsrd.com/gamemastering/special-abilities#TOC-Spell-Resistance" text:style-name="Internet_20_link" text:visited-style-name="Visited_20_Internet_20_Link"><text:span text:style-name="T3">spell resistance</text:span></text:a><text:span text:style-name="T3"> (SR) held by so many of their underground foes. Duergar with this racial trait receive a +2 </text:span><text:a xlink:type="simple" xlink:href="https://www.d20pfsrd.com/basics-ability-scores/glossary#TOC-Racial-Bonus" text:style-name="Internet_20_link" text:visited-style-name="Visited_20_Internet_20_Link"><text:span text:style-name="T3">racial bonus</text:span></text:a><text:span text:style-name="T3"> on </text:span><text:a xlink:type="simple" xlink:href="https://www.d20pfsrd.com/magic#TOC-Caster-Level" text:style-name="Internet_20_link" text:visited-style-name="Visited_20_Internet_20_Link"><text:span text:style-name="T3">caster level</text:span></text:a><text:span text:style-name="T3"> checks made to overcome </text:span><text:a xlink:type="simple" xlink:href="https://www.d20pfsrd.com/gamemastering/special-abilities#TOC-Spell-Resistance" text:style-name="Internet_20_link" text:visited-style-name="Visited_20_Internet_20_Link"><text:span text:style-name="T3">spell resistance</text:span></text:a><text:span text:style-name="T3"> and a +2 </text:span><text:a xlink:type="simple" xlink:href="https://www.d20pfsrd.com/basics-ability-scores/glossary#TOC-Racial-Bonus" text:style-name="Internet_20_link" text:visited-style-name="Visited_20_Internet_20_Link"><text:span text:style-name="T3">racial bonus</text:span></text:a><text:span text:style-name="T3"> on dispel checks. This racial trait replaces the enlarge person and invisibility </text:span><text:a xlink:type="simple" xlink:href="https://www.d20pfsrd.com/magic#TOC-Spell-Like-Abilities-Sp-" text:style-name="Internet_20_link" text:visited-style-name="Visited_20_Internet_20_Link"><text:span text:style-name="T3">spell-like abilities</text:span></text:a><text:span text:style-name="T3">. </text:span></text:p>
        </text:list-item>
        <text:list-item>
          <text:p text:style-name="P15"><text:span text:style-name="T4">Dwarf Traits</text:span><text:span text:style-name="T3"> Duergar can select any </text:span><text:a xlink:type="simple" xlink:href="https://www.d20pfsrd.com/races/core-races/dwarf" text:style-name="Internet_20_link" text:visited-style-name="Visited_20_Internet_20_Link"><text:span text:style-name="T3">dwarf</text:span></text:a><text:span text:style-name="T3"> racial trait that replaces stability. They can select </text:span><text:a xlink:type="simple" xlink:href="https://www.d20pfsrd.com/races/core-races/dwarf" text:style-name="Internet_20_link" text:visited-style-name="Visited_20_Internet_20_Link"><text:span text:style-name="T3">dwarf</text:span></text:a><text:span text:style-name="T3"> racial traits that replace the hardy </text:span><text:a xlink:type="simple" xlink:href="https://www.d20pfsrd.com/races/core-races/dwarf" text:style-name="Internet_20_link" text:visited-style-name="Visited_20_Internet_20_Link"><text:span text:style-name="T3">dwarf</text:span></text:a><text:span text:style-name="T3"> racial trait by giving up duergar immunities instead. </text:span></text:p>
        </text:list-item>
        <text:list-item>
          <text:p text:style-name="P12"><text:span text:style-name="T4">Magical Taskmaster</text:span><text:span text:style-name="T3">: Some duergar demonstrate magic of a more insidious kind than the rest of their kin. They can use </text:span><text:a xlink:type="simple" xlink:href="https://www.d20pfsrd.com/magic/all-spells/c/charm-person" text:style-name="Internet_20_link" text:visited-style-name="Visited_20_Internet_20_Link"><text:span text:style-name="T5">charm person</text:span></text:a><text:span text:style-name="T3"> once per day as a </text:span><text:a xlink:type="simple" xlink:href="https://www.d20pfsrd.com/magic#TOC-Spell-Like-Abilities-Sp-" text:style-name="Internet_20_link" text:visited-style-name="Visited_20_Internet_20_Link"><text:span text:style-name="T3">spell-like ability</text:span></text:a><text:span text:style-name="T3">. The save DC is equal to 10 + 1/2 duergar’s </text:span><text:a xlink:type="simple" xlink:href="https://www.d20pfsrd.com/basics-ability-scores/glossary#TOC-Hit-Dice-HD-" text:style-name="Internet_20_link" text:visited-style-name="Visited_20_Internet_20_Link"><text:span text:style-name="T3">Hit Dice</text:span></text:a><text:span text:style-name="T3"> + duergar’s </text:span><text:a xlink:type="simple" xlink:href="https://www.d20pfsrd.com/basics-ability-scores/ability-scores#TOC-Wisdom-Wis-" text:style-name="Internet_20_link" text:visited-style-name="Visited_20_Internet_20_Link"><text:span text:style-name="T3">Wisdom</text:span></text:a><text:span text:style-name="T3"> modifier. This racial trait replaces the invisibility </text:span><text:a xlink:type="simple" xlink:href="https://www.d20pfsrd.com/magic#TOC-Spell-Like-Abilities-Sp-" text:style-name="Internet_20_link" text:visited-style-name="Visited_20_Internet_20_Link"><text:span text:style-name="T3">spell-like ability</text:span></text:a><text:span text:style-name="T3"> racial trait. </text:span><text:span text:style-name="T7">Source</text:span><text:span text:style-name="T6"> </text:span><text:a xlink:type="simple" xlink:href="http://www.amazon.com/gp/product/1601257228/ref=as_li_qf_sp_asin_il_tl?ie=UTF8&amp;camp=1789&amp;creative=9325&amp;creativeASIN=1601257228&amp;linkCode=as2&amp;tag=httpwwwd20pfs-20&amp;linkId=5GTXWLOCMWVI6NUI" office:target-frame-name="_blank" xlink:show="new" text:style-name="Internet_20_link" text:visited-style-name="Visited_20_Internet_20_Link"><text:span text:style-name="T6">PZO9280</text:span></text:a><text:span text:style-name="T3"> </text:span></text:p>
        </text:list-item>
      </text:list>
      <text:p text:style-name="P4"><text:soft-page-break/></text:p>
      <text:h text:style-name="P2" text:outline-level="3"><text:bookmark text:name="Duergar_Tyrants"/>Duergar Tyrants</text:h>
      <text:p text:style-name="P7">Duergar tyrants are defined by their class levels—they do not have racial Hit Dice. A duergar tyrant’s Challenge Rating is equal to her class level. Duergar tyrants have all of the racial traits of duergar characters except spell-like abilities, in addition to the following.</text:p>
      <text:list xml:id="list5972202068115181402" text:style-name="L2">
        <text:list-item>
          <text:p text:style-name="P16"><text:span text:style-name="T1">+2 Strength, +4 Constitution, +2 Wisdom, –2 Charisma</text:span>: Duergar tyrants are strong, hardy, and willful. These ability score modifiers replace the standard duergar ability score modifiers. </text:p>
        </text:list-item>
        <text:list-item>
          <text:p text:style-name="P17"><text:span text:style-name="T4">Telekinetic Adept</text:span><text:span text:style-name="T3">: A duergar tyrant has access to the basic telekinesis, kinetic form, telekinetic finesse, telekinetic haul, and telekinetic invisibility kineticist wild talents with an effective </text:span><text:a xlink:type="simple" xlink:href="https://www.d20pfsrd.com/alternative-rule-systems/occult-adventures/occult-classes/kineticist" text:style-name="Internet_20_link" text:visited-style-name="Visited_20_Internet_20_Link"><text:span text:style-name="T3">kineticist</text:span></text:a><text:span text:style-name="T3"> level equal to her total character level. </text:span></text:p>
        </text:list-item>
        <text:list-item>
          <text:p text:style-name="P17"><text:span text:style-name="T4">Psychic Magic</text:span><text:span text:style-name="T3">: Duergar tyrants can cast </text:span><text:a xlink:type="simple" xlink:href="https://www.d20pfsrd.com/magic/all-spells/i/ironskin" text:style-name="Internet_20_link" text:visited-style-name="Visited_20_Internet_20_Link"><text:span text:style-name="T5">ironskin</text:span></text:a><text:span text:style-name="T3"> (2 PE) and </text:span><text:a xlink:type="simple" xlink:href="https://www.d20pfsrd.com/magic/all-spells/m/mind-thrust" text:style-name="Internet_20_link" text:visited-style-name="Visited_20_Internet_20_Link"><text:span text:style-name="T5">mind thrust I</text:span></text:a><text:span text:style-name="T3"> (1 PE) as per the </text:span><text:a xlink:type="simple" xlink:href="https://www.d20pfsrd.com/bestiary/rules-for-monsters/universal-monster-rules#TOC-Psychic-Magic-Sp-" text:style-name="Internet_20_link" text:visited-style-name="Visited_20_Internet_20_Link"><text:span text:style-name="T3">psychic magic universal monster rule</text:span></text:a><text:span text:style-name="T3">. The caster level is equal to the duergar tyrant’s total character level. Duergar tyrants have a reservoir of 5 PE per day. </text:span></text:p>
        </text:list-item>
        <text:list-item>
          <text:p text:style-name="P16"><text:span text:style-name="T1">Psychic Resilience (Ex)</text:span>: Duergar tyrants’ racial bonus against spells and spell-like abilities increases from +2 to +4 on saving throws against psychic spells and spelllike abilities. </text:p>
        </text:list-item>
        <text:list-item>
          <text:p text:style-name="P14"><text:span text:style-name="T1">Spell Resistance</text:span>: A duergar tyrant has spell resistance equal to 11 + her character level.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6-27T14:52:21.99</dc:date>
    <meta:editing-duration>PT28M2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3" meta:paragraph-count="31" meta:word-count="798" meta:character-count="4886"/>
  </office:meta>
</office:document-meta>
</file>